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048e8" officeooo:paragraph-rsid="002048e8"/>
    </style:style>
    <style:style style:name="P2" style:family="paragraph" style:parent-style-name="Standard">
      <style:text-properties officeooo:rsid="0020c155" officeooo:paragraph-rsid="0020c155"/>
    </style:style>
    <style:style style:name="P3" style:family="paragraph" style:parent-style-name="Standard">
      <style:text-properties officeooo:rsid="0020c155" officeooo:paragraph-rsid="00217562"/>
    </style:style>
    <style:style style:name="P4" style:family="paragraph" style:parent-style-name="Standard">
      <style:text-properties officeooo:rsid="00217562" officeooo:paragraph-rsid="00217562"/>
    </style:style>
    <style:style style:name="P5" style:family="paragraph" style:parent-style-name="Standard">
      <style:text-properties officeooo:rsid="0021969d" officeooo:paragraph-rsid="0021969d"/>
    </style:style>
    <style:style style:name="P6" style:family="paragraph" style:parent-style-name="Header">
      <style:paragraph-properties fo:text-align="start" style:justify-single-word="false"/>
      <style:text-properties officeooo:rsid="001e8376" officeooo:paragraph-rsid="001e8376"/>
    </style:style>
    <style:style style:name="T1" style:family="text">
      <style:text-properties officeooo:rsid="0020c155"/>
    </style:style>
    <style:style style:name="T2" style:family="text">
      <style:text-properties officeooo:rsid="00217562"/>
    </style:style>
    <style:style style:name="T3" style:family="text">
      <style:text-properties officeooo:rsid="0021c9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oal: Send/receive CAN msgs over UART-UART comm connection between two processors.</text:p>
      <text:p text:style-name="P1"/>
      <text:p text:style-name="P1">Conditions &amp; Restrictions:</text:p>
      <text:p text:style-name="P1"/>
      <text:p text:style-name="P1">1. 1 Mbps rate</text:p>
      <text:p text:style-name="P1"/>
      <text:p text:style-name="P1">2. No char-by-char interrupt allowed (which means only DMA)</text:p>
      <text:p text:style-name="P1"/>
      <text:p text:style-name="P1">3. Fixed block/packet size (19 bytes)</text:p>
      <text:p text:style-name="P1"><text:tab/>- start byte</text:p>
      <text:p text:style-name="P1"><text:tab/>- 16 data bytes (CAN struct: ID, DRC, Payload)</text:p>
      <text:p text:style-name="P1"><text:tab/>- check byte</text:p>
      <text:p text:style-name="P1"><text:tab/>- stop byte</text:p>
      <text:p text:style-name="P1"><text:line-break/>4. Start/Stop phasing</text:p>
      <text:p text:style-name="P1">- Initialization may begin in the middle of a packet being received, and possibility is high.</text:p>
      <text:p text:style-name="P1">- Noise may cause start/stop phasing may be lost during operation, but possibility is low.</text:p>
      <text:p text:style-name="P1"/>
      <text:p text:style-name="P1">5. Check byte error</text:p>
      <text:p text:style-name="P1">- Used to determine if the packet is legitimate when a stop byte 18 bytes following a start byte is encountered.</text:p>
      <text:p text:style-name="P1">- Make use of STM32 hardware CRC peripheral.</text:p>
      <text:p text:style-name="P1"/>
      <text:p text:style-name="P1">6. <text:span text:style-name="T1">Minimize packets lost when re-syncing.</text:span></text:p>
      <text:p text:style-name="P1"/>
      <text:p text:style-name="P1"/>
      <text:p text:style-name="P2">General scheme--</text:p>
      <text:p text:style-name="P2"/>
      <text:p text:style-name="P2">Make use of STM32F446 double buffering DMA.</text:p>
      <text:p text:style-name="P2">- Two registers for start of storing USART2-RX: S5MOAR S5SM1AR</text:p>
      <text:p text:style-name="P2">Before enable both registers may be written.</text:p>
      <text:p text:style-name="P2">After enable the register not being used to store can be written. The CT bit 19 in the S5CR (Control Register) </text:p>
      <text:p text:style-name="P2">0: current target memory is Memory 0 (addressed by the DMA_SxM0AR pointer)</text:p>
      <text:p text:style-name="P2">1: current target memory is Memory 1 (addressed by the DMA_SxM1AR pointer)</text:p>
      <text:p text:style-name="P2"/>
      <text:p text:style-name="P2">- Set the buffer size (S5NDTR) to 2*packet size (i.e. 2*19=38).</text:p>
      <text:p text:style-name="P2">- Set circular mode. Pointer and size reloads when end of buffer reached.</text:p>
      <text:p text:style-name="P2">- Enable Half and Full interrupts. This will give an interrupt at every 19 bytes stored, i.e. the packet size.</text:p>
      <text:p text:style-name="P2"/>
      <text:p text:style-name="P2">If the start of packet is in synch so that the first byte of the buffer and byte following the half buffer are start bytes and the stop and check bytes are OK, then the DMA will give an interrupt every time a complete CAN msg has been received. <text:span text:style-name="T2">The half and full interrupts allow the previously stored ½ buffer to be processed while new incoming bytes are being stored. Basically, an interrupt after each CAN msg has been received.</text:span></text:p>
      <text:p text:style-name="P2"/>
      <text:p text:style-name="P3"><text:soft-page-break/>The <text:span text:style-name="T2">tricky</text:span> problem is how to get the DMA in sync with the start of the packets <text:span text:style-name="T2">without resorting to char-by-char uart interrupts. </text:span></text:p>
      <text:p text:style-name="P3"/>
      <text:p text:style-name="P3"><text:span text:style-name="T2">To do char-by-char interrupts requires the interrupt priority to be higher than the RTOS timer, since it could preempt handing a char interrupt and cause on overrun. Also, the shear speed, especially if there are two UARTs running is a heavy processor load. One char for USART2 at 1 Mbps is 10 usec. Hence, reliance of the DMA is required.</text:span></text:p>
      <text:p text:style-name="P3"/>
      <text:p text:style-name="P4">To resync, the plan is to make use of the option to change the address where the buffer pointer not currently in use can be updated.</text:p>
      <text:p text:style-name="P4"/>
      <text:p text:style-name="P5">Suppose the buffers are laid out as follows--</text:p>
      <text:p text:style-name="P5"/>
      <text:p text:style-name="P5">#define B_START <text:s/>0x36; // <text:span text:style-name="T3">Unlikely noise triggered char</text:span></text:p>
      <text:p text:style-name="P5">#define B_STOP <text:s text:c="4"/>~START</text:p>
      <text:p text:style-name="P5"/>
      <text:p text:style-name="P5">struct UCAN</text:p>
      <text:p text:style-name="P5">{</text:p>
      <text:p text:style-name="P5"><text:tab/>uint8 start;</text:p>
      <text:p text:style-name="P5"><text:tab/>struct CANRCVBUF</text:p>
      <text:p text:style-name="P5"><text:tab/>uint16 pec15</text:p>
      <text:p text:style-name="P5"><text:tab/>uint8 stop;</text:p>
      <text:p text:style-name="P5">};</text:p>
      <text:p text:style-name="P5">struct UCAN uubuf[2*3];</text:p>
      <text:p text:style-name="P5"/>
      <text:p text:style-name="P5">Two pairs of UCAN buffers.</text:p>
      <text:p text:style-name="P5">Hmm, does there need to be an overrun, i.e. “3”.</text:p>
      <text:p text:style-name="P5"/>
      <text:p text:style-name="P5">S5M0AR = &amp;uubuf[0];</text:p>
      <text:p text:style-name="P5">S5M1AR = &amp;uubuf[2];</text:p>
      <text:p text:style-name="P5">S5NDTR = sizeof(struct UCAN);</text:p>
      <text:p text:style-name="P5"/>
      <text:p text:style-name="P5"/>
      <text:p text:style-name="P5"/>
      <text:p text:style-name="P2"/>
      <text:p text:style-name="P2"/>
      <text:p text:style-name="P2"/>
      <text:p text:style-name="P2"/>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e8376" officeooo:paragraph-rsid="001e837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 text:c="2"/>06/08/2023 <text:s text:c="2"/>UART-UART communication <text:s/><text:tab/><text:tab/>Page <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09T21:04:54.410106615</meta:creation-date>
    <dc:date>2023-06-09T21:50:09.949233242</dc:date>
    <meta:editing-duration>PT45M12S</meta:editing-duration>
    <meta:editing-cycles>6</meta:editing-cycles>
    <meta:generator>LibreOffice/5.1.6.2$Linux_X86_64 LibreOffice_project/10m0$Build-2</meta:generator>
    <meta:document-statistic meta:table-count="0" meta:image-count="0" meta:object-count="0" meta:page-count="2" meta:paragraph-count="47" meta:word-count="492" meta:character-count="2832" meta:non-whitespace-character-count="2364"/>
  </office:meta>
</office:document-meta>
</file>